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677.48pt" svg:y="279.33pt">
            <draw:object draw:notify-on-update-of-ranges="Sheet1.I33:Sheet1.I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o hilos</text:p>
          </table:table-cell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no hilos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3:.C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C6:.C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C9:.C11])" office:value-type="float" office:value="281.987281666667" calcext:value-type="float">
            <text:p>281.987281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C12:.C14])" office:value-type="float" office:value="277.227080333333" calcext:value-type="float">
            <text:p>277.227080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C15:.C17])" office:value-type="float" office:value="291.204965333333" calcext:value-type="float">
            <text:p>291.204965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C18:.C20])" office:value-type="float" office:value="298.569109666667" calcext:value-type="float">
            <text:p>298.569109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7.832097" calcext:value-type="float">
            <text:p>287.832097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([.C21:.C23])" office:value-type="float" office:value="295.022376666667" calcext:value-type="float">
            <text:p>295.02237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8.989515" calcext:value-type="float">
            <text:p>278.989515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C24:.C26])" office:value-type="float" office:value="302.773464666667" calcext:value-type="float">
            <text:p>302.773464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9.140233" calcext:value-type="float">
            <text:p>279.140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7.307614" calcext:value-type="float">
            <text:p>277.30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4.400469" calcext:value-type="float">
            <text:p>274.400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9.973158" calcext:value-type="float">
            <text:p>279.973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2.951638" calcext:value-type="float">
            <text:p>282.951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9.78427" calcext:value-type="float">
            <text:p>299.78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0.878988" calcext:value-type="float">
            <text:p>290.87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4.261831" calcext:value-type="float">
            <text:p>294.261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5.460474" calcext:value-type="float">
            <text:p>305.460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5.985024" calcext:value-type="float">
            <text:p>295.98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5.274122" calcext:value-type="float">
            <text:p>295.274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1.114981" calcext:value-type="float">
            <text:p>291.114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8.678027" calcext:value-type="float">
            <text:p>298.678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1.484228" calcext:value-type="float">
            <text:p>301.484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7.292262" calcext:value-type="float">
            <text:p>297.29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9.543904" calcext:value-type="float">
            <text:p>309.543904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Número de Hilos</text:p>
          </table:table-cell>
          <table:table-cell table:style-name="ce3" office:value-type="string" calcext:value-type="string" table:number-columns-spanned="3" table:number-rows-spanned="1">
            <text:p>Pruebas</text:p>
          </table:table-cell>
          <table:covered-table-cell table:number-columns-repeated="2" table:style-name="ce2"/>
          <table:table-cell table:style-name="ce3" office:value-type="string" calcext:value-type="string" table:number-columns-spanned="1" table:number-rows-spanned="2">
            <text:p>Promedio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358.803334" calcext:value-type="float">
            <text:p>358.803334</text:p>
          </table:table-cell>
          <table:table-cell table:style-name="ce2" office:value-type="float" office:value="319.048317" calcext:value-type="float">
            <text:p>319.048317</text:p>
          </table:table-cell>
          <table:table-cell table:style-name="ce2" office:value-type="float" office:value="291.05842" calcext:value-type="float">
            <text:p>291.05842</text:p>
          </table:table-cell>
          <table:table-cell table:style-name="ce2" table:formula="of:=AVERAGE([.F33:.H33])" office:value-type="float" office:value="322.970023666667" calcext:value-type="float">
            <text:p>322.970023666667</text:p>
          </table:table-cell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290.729083" calcext:value-type="float">
            <text:p>290.729083</text:p>
          </table:table-cell>
          <table:table-cell table:style-name="ce2" office:value-type="float" office:value="289.860089" calcext:value-type="float">
            <text:p>289.860089</text:p>
          </table:table-cell>
          <table:table-cell table:style-name="ce2" office:value-type="float" office:value="282.193711" calcext:value-type="float">
            <text:p>282.193711</text:p>
          </table:table-cell>
          <table:table-cell table:style-name="ce2" table:formula="of:=AVERAGE([.F34:.H34])" office:value-type="float" office:value="287.594294333333" calcext:value-type="float">
            <text:p>287.594294333333</text:p>
          </table:table-cell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279.140233" calcext:value-type="float">
            <text:p>279.140233</text:p>
          </table:table-cell>
          <table:table-cell table:style-name="ce2" office:value-type="float" office:value="278.989515" calcext:value-type="float">
            <text:p>278.989515</text:p>
          </table:table-cell>
          <table:table-cell table:style-name="ce2" office:value-type="float" office:value="287.832097" calcext:value-type="float">
            <text:p>287.832097</text:p>
          </table:table-cell>
          <table:table-cell table:style-name="ce2" table:formula="of:=AVERAGE([.F35:.H35])" office:value-type="float" office:value="281.987281666667" calcext:value-type="float">
            <text:p>281.987281666667</text:p>
          </table:table-cell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277.307614" calcext:value-type="float">
            <text:p>277.307614</text:p>
          </table:table-cell>
          <table:table-cell table:style-name="ce2" office:value-type="float" office:value="274.400469" calcext:value-type="float">
            <text:p>274.400469</text:p>
          </table:table-cell>
          <table:table-cell table:style-name="ce2" office:value-type="float" office:value="279.973158" calcext:value-type="float">
            <text:p>279.973158</text:p>
          </table:table-cell>
          <table:table-cell table:style-name="ce2" table:formula="of:=AVERAGE([.F36:.H36])" office:value-type="float" office:value="277.227080333333" calcext:value-type="float">
            <text:p>277.227080333333</text:p>
          </table:table-cell>
        </table:table-row>
        <table:table-row table:style-name="ro1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282.951638" calcext:value-type="float">
            <text:p>282.951638</text:p>
          </table:table-cell>
          <table:table-cell table:style-name="ce2" office:value-type="float" office:value="299.78427" calcext:value-type="float">
            <text:p>299.78427</text:p>
          </table:table-cell>
          <table:table-cell table:style-name="ce2" office:value-type="float" office:value="290.878988" calcext:value-type="float">
            <text:p>290.878988</text:p>
          </table:table-cell>
          <table:table-cell table:style-name="ce2" table:formula="of:=AVERAGE([.F37:.H37])" office:value-type="float" office:value="291.204965333333" calcext:value-type="float">
            <text:p>291.204965333333</text:p>
          </table:table-cell>
        </table:table-row>
        <table:table-row table:style-name="ro1"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294.261831" calcext:value-type="float">
            <text:p>294.261831</text:p>
          </table:table-cell>
          <table:table-cell table:style-name="ce2" office:value-type="float" office:value="305.460474" calcext:value-type="float">
            <text:p>305.460474</text:p>
          </table:table-cell>
          <table:table-cell table:style-name="ce2" office:value-type="float" office:value="295.985024" calcext:value-type="float">
            <text:p>295.985024</text:p>
          </table:table-cell>
          <table:table-cell table:style-name="ce2" table:formula="of:=AVERAGE([.F38:.H38])" office:value-type="float" office:value="298.569109666667" calcext:value-type="float">
            <text:p>298.569109666667</text:p>
          </table:table-cell>
        </table:table-row>
        <table:table-row table:style-name="ro1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298.678027" calcext:value-type="float">
            <text:p>298.678027</text:p>
          </table:table-cell>
          <table:table-cell table:style-name="ce2" office:value-type="float" office:value="291.114981" calcext:value-type="float">
            <text:p>291.114981</text:p>
          </table:table-cell>
          <table:table-cell table:style-name="ce2" office:value-type="float" office:value="295.274122" calcext:value-type="float">
            <text:p>295.274122</text:p>
          </table:table-cell>
          <table:table-cell table:style-name="ce2" table:formula="of:=AVERAGE([.F39:.H39])" office:value-type="float" office:value="295.022376666667" calcext:value-type="float">
            <text:p>295.022376666667</text:p>
          </table:table-cell>
        </table:table-row>
        <table:table-row table:style-name="ro1"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301.484228" calcext:value-type="float">
            <text:p>301.484228</text:p>
          </table:table-cell>
          <table:table-cell table:style-name="ce2" office:value-type="float" office:value="297.292262" calcext:value-type="float">
            <text:p>297.292262</text:p>
          </table:table-cell>
          <table:table-cell table:style-name="ce2" office:value-type="float" office:value="309.543904" calcext:value-type="float">
            <text:p>309.543904</text:p>
          </table:table-cell>
          <table:table-cell table:style-name="ce2" table:formula="of:=AVERAGE([.F40:.H40])" office:value-type="float" office:value="302.773464666667" calcext:value-type="float">
            <text:p>302.773464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2:53:03.99006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6:06:15.545566250</meta:creation-date>
    <dc:date>2019-12-22T14:33:51.761968751</dc:date>
    <meta:editing-duration>PT19M20S</meta:editing-duration>
    <meta:editing-cycles>3</meta:editing-cycles>
    <meta:generator>LibreOffice/6.0.7.3$Linux_X86_64 LibreOffice_project/00m0$Build-3</meta:generator>
    <meta:document-statistic meta:table-count="1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852cm" svg:y="0.316cm" chart:style-name="ch2">
          <text:p>Tiempo de Ejecución</text:p>
        </chart:title>
        <chart:plot-area chart:style-name="ch3" table:cell-range-address="Sheet1.I33:Sheet1.I40" svg:x="1.33cm" svg:y="1.275cm" svg:width="14.349cm" svg:height="6.569cm">
          <chartooo:coordinate-region svg:x="2.137cm" svg:y="1.474cm" svg:width="13.448cm" svg:height="5.723cm"/>
          <chart:axis chart:dimension="x" chart:name="primary-x" chart:style-name="ch4">
            <chart:title svg:x="7.23cm" svg:y="8.024cm" chart:style-name="ch5">
              <text:p>Número de Hilos</text:p>
            </chart:title>
          </chart:axis>
          <chart:axis chart:dimension="y" chart:name="primary-y" chart:style-name="ch4">
            <chart:title svg:x="0.451cm" svg:y="5.384cm" chart:style-name="ch6">
              <text:p>Tiempo (s)</text:p>
            </chart:title>
            <chart:grid chart:style-name="ch7" chart:class="major"/>
          </chart:axis>
          <chart:series chart:style-name="ch8" chart:values-cell-range-address="Sheet1.I33:Sheet1.I4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.970023666667">
                <text:p>322.970023666667</text:p>
                <draw:g>
                  <svg:desc>Sheet1.I33:Sheet1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594294333333">
                <text:p>287.594294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987281666667">
                <text:p>281.98728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.227080333333">
                <text:p>277.227080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.204965333333">
                <text:p>291.204965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.569109666667">
                <text:p>298.569109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.022376666667">
                <text:p>295.02237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2.773464666667">
                <text:p>302.773464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